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fo:font-weight="bold" officeooo:rsid="003300d4" officeooo:paragraph-rsid="003300d4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7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8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2ae276" style:font-size-asian="32pt" style:font-style-asian="italic" style:font-weight-asian="normal" style:font-size-complex="32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10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11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 style:list-style-name="L4">
      <style:paragraph-properties fo:text-align="center" style:justify-single-word="false"/>
      <style:text-properties fo:font-size="16pt" fo:font-style="normal" fo:font-weight="bold" officeooo:rsid="00377154" officeooo:paragraph-rsid="00377154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 style:list-style-name="L4">
      <style:paragraph-properties fo:text-align="center" style:justify-single-word="false"/>
      <style:text-properties fo:font-size="16pt" fo:font-style="normal" fo:font-weight="bold" officeooo:rsid="00377154" officeooo:paragraph-rsid="0038dc68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1edc24" officeooo:paragraph-rsid="001edc24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28943" officeooo:paragraph-rsid="00328943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28943" officeooo:paragraph-rsid="003cf58b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cf58b" officeooo:paragraph-rsid="003cf58b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466fe7" officeooo:paragraph-rsid="00466fe7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cc08" officeooo:paragraph-rsid="001ccc0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1edc24" officeooo:paragraph-rsid="001edc2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11f9c" officeooo:paragraph-rsid="00211f9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46a70" officeooo:paragraph-rsid="00246a70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75dcb" officeooo:paragraph-rsid="00275dcb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7e4de" officeooo:paragraph-rsid="0027e4d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2b884" officeooo:paragraph-rsid="0022b884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5dcb" officeooo:paragraph-rsid="00275dcb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e4de" officeooo:paragraph-rsid="0027e4de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list-style-name="L2">
      <style:paragraph-properties fo:text-align="center" style:justify-single-word="false"/>
      <style:text-properties fo:font-size="20pt" fo:font-style="italic" fo:font-weight="bold" officeooo:rsid="001edc24" officeooo:paragraph-rsid="002ae276" style:font-size-asian="20pt" style:font-style-asian="italic" style:font-weight-asian="bold" style:font-size-complex="20pt" style:font-style-complex="italic" style:font-weight-complex="bold"/>
    </style:style>
    <style:style style:name="P33" style:family="paragraph" style:parent-style-name="Standard" style:list-style-name="L2">
      <style:paragraph-properties fo:text-align="center" style:justify-single-word="false"/>
      <style:text-properties fo:font-size="20pt" fo:font-style="italic" fo:font-weight="bold" officeooo:rsid="001edc24" officeooo:paragraph-rsid="00396eeb" style:font-size-asian="20pt" style:font-style-asian="italic" style:font-weight-asian="bold" style:font-size-complex="20pt" style:font-style-complex="italic" style:font-weight-complex="bold"/>
    </style:style>
    <style:style style:name="P34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ae276" officeooo:paragraph-rsid="002ae276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d30e6" officeooo:paragraph-rsid="002d30e6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2c98ed" officeooo:paragraph-rsid="002c98ed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3">
      <style:paragraph-properties fo:text-align="center" style:justify-single-word="false"/>
      <style:text-properties fo:font-size="14pt" fo:font-style="normal" fo:font-weight="normal" officeooo:rsid="0036177f" officeooo:paragraph-rsid="0036177f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328943" officeooo:paragraph-rsid="00328943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300d4" officeooo:paragraph-rsid="003300d4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37cbd" officeooo:paragraph-rsid="00337cbd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4bfbd" officeooo:paragraph-rsid="0034bfbd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77154" officeooo:paragraph-rsid="00377154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8dc68" officeooo:paragraph-rsid="0038dc68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3b3a15" officeooo:paragraph-rsid="003b3a15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3e50b0" officeooo:paragraph-rsid="003e50b0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0e881" officeooo:paragraph-rsid="0040e881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0fb89" officeooo:paragraph-rsid="0040fb89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1221d" officeooo:paragraph-rsid="0041221d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26982" officeooo:paragraph-rsid="00426982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466fe7" officeooo:paragraph-rsid="00466fe7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list-style-name="L2">
      <style:paragraph-properties fo:text-align="center" style:justify-single-word="false"/>
      <style:text-properties fo:font-size="14pt" fo:font-style="normal" fo:font-weight="bold" officeooo:rsid="002ae276" officeooo:paragraph-rsid="002e3daa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2">
      <style:paragraph-properties fo:text-align="center" style:justify-single-word="false"/>
      <style:text-properties officeooo:paragraph-rsid="0040e881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style:style style:name="T4" style:family="text">
      <style:text-properties officeooo:rsid="002ae276"/>
    </style:style>
    <style:style style:name="T5" style:family="text">
      <style:text-properties officeooo:rsid="002e3daa"/>
    </style:style>
    <style:style style:name="T6" style:family="text">
      <style:text-properties officeooo:rsid="002f8d06"/>
    </style:style>
    <style:style style:name="T7" style:family="text">
      <style:text-properties officeooo:rsid="00361c1b"/>
    </style:style>
    <style:style style:name="T8" style:family="text">
      <style:text-properties officeooo:rsid="0038dc68"/>
    </style:style>
    <style:style style:name="T9" style:family="text">
      <style:text-properties officeooo:rsid="00396eeb"/>
    </style:style>
    <style:style style:name="T10" style:family="text">
      <style:text-properties officeooo:rsid="003cf58b"/>
    </style:style>
    <style:style style:name="T11" style:family="text">
      <style:text-properties officeooo:rsid="00402108"/>
    </style:style>
    <style:style style:name="T12" style:family="text">
      <style:text-properties officeooo:rsid="0040e881"/>
    </style:style>
    <style:style style:name="T13" style:family="text">
      <style:text-properties fo:font-size="16pt" fo:font-style="italic" fo:font-weight="bold" officeooo:rsid="003cf58b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size="16pt" fo:font-style="italic" fo:font-weight="bold" officeooo:rsid="0040e881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officeooo:rsid="00426982"/>
    </style:style>
    <style:style style:name="T16" style:family="text">
      <style:text-properties officeooo:rsid="0043036b"/>
    </style:style>
    <style:style style:name="T17" style:family="text">
      <style:text-properties officeooo:rsid="00443e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3793838740" text:style-name="L1">
        <text:list-header>
          <text:p text:style-name="P5">Comptia A+ Study guide</text:p>
          <text:p text:style-name="P5"/>
        </text:list-header>
      </text:list>
      <text:p text:style-name="P2">Comptia A+ Cert. <text:span text:style-name="T1">1001</text:span></text:p>
      <text:p text:style-name="P3"/>
      <text:list xml:id="list4242849082" text:style-name="L2">
        <text:list-header>
          <text:p text:style-name="P6">Section <text:span text:style-name="T2">2</text:span> Notes</text:p>
          <text:p text:style-name="P10"/>
          <text:p text:style-name="P11">Chapter 1 – Safety and Professionalism</text:p>
        </text:list-header>
        <text:list-item>
          <text:p text:style-name="P12">Tools of the trade</text:p>
          <text:list>
            <text:list-item>
              <text:p text:style-name="P20">You can buy PC repair tool kits.</text:p>
            </text:list-item>
            <text:list-item>
              <text:p text:style-name="P20">There are kits for mobile devices.</text:p>
            </text:list-item>
            <text:list-item>
              <text:p text:style-name="P20">Use a voltage tester or volt-ohm meter to test input voltage.</text:p>
            </text:list-item>
            <text:list-item>
              <text:p text:style-name="P20">Always carry multiple thumb drives.</text:p>
              <text:p text:style-name="P21"/>
            </text:list-item>
          </text:list>
        </text:list-item>
        <text:list-item>
          <text:p text:style-name="P12">Troubleshooting theory</text:p>
          <text:list>
            <text:list-item>
              <text:p text:style-name="P21">The system unit provides processing and storage.</text:p>
            </text:list-item>
            <text:list-item>
              <text:p text:style-name="P21">Common input devices include keyboards, mice, and scanners.</text:p>
            </text:list-item>
            <text:list-item>
              <text:p text:style-name="P21">Common output devices include monitors, printers, and speakers.</text:p>
              <text:list>
                <text:list-item>
                  <text:p text:style-name="P22">Step 1: Identify the problem</text:p>
                </text:list-item>
                <text:list-item>
                  <text:p text:style-name="P22">Step 2: Establish a theory to determine cause</text:p>
                </text:list-item>
                <text:list-item>
                  <text:p text:style-name="P22">Step 3: Test the theory to determine cause</text:p>
                </text:list-item>
                <text:list-item>
                  <text:p text:style-name="P22">Step 4: Establish a plan of action to resolve the problem and implement the solution</text:p>
                </text:list-item>
                <text:list-item>
                  <text:p text:style-name="P22">Step 5: Verify the full system functionality and, if applicable, implemnt preventative measures.</text:p>
                </text:list-item>
                <text:list-item>
                  <text:p text:style-name="P22">Step 6: document finding, actions, and outcome.</text:p>
                </text:list-item>
              </text:list>
              <text:p text:style-name="P21"/>
            </text:list-item>
          </text:list>
        </text:list-item>
        <text:list-item>
          <text:p text:style-name="P21"/>
          <text:list>
            <text:list-header>
              <text:p text:style-name="P21"/>
            </text:list-header>
          </text:list>
          <text:p text:style-name="P28"/>
          <text:p text:style-name="P7">Section <text:span text:style-name="T3">3</text:span> Notes</text:p>
          <text:p text:style-name="P15">Chapter 2: the visible computer</text:p>
        </text:list-item>
        <text:list-item>
          <text:p text:style-name="P23">The system unit contains the motherboard, CPU, RAM and hard drives; everything other device is a peripheral.</text:p>
        </text:list-item>
        <text:list-item>
          <text:p text:style-name="P24">Monitors and web cameras provide visual output.</text:p>
        </text:list-item>
        <text:list-item>
          <text:p text:style-name="P24">Keyboards, mice, and game controllers provide input.</text:p>
        </text:list-item>
        <text:list-item>
          <text:p text:style-name="P24">Printers create paper output.</text:p>
        </text:list-item>
        <text:list-item>
          <text:p text:style-name="P24">Speakers and headsets make audio output.</text:p>
          <text:p text:style-name="P29">External Connections</text:p>
        </text:list-item>
        <text:list-item>
          <text:p text:style-name="P25">Make sure you can recognize all the rear desktop connections, including USB, network, power, video, and audio.</text:p>
        </text:list-item>
        <text:list-item>
          <text:p text:style-name="P25">Be familiar with common front desktop connections.</text:p>
        </text:list-item>
        <text:list-item>
          <text:p text:style-name="P25">Make sure you can identify common connections on laptops.</text:p>
          <text:p text:style-name="P30"/>
          <text:p text:style-name="P30"><text:soft-page-break/>Inside The PC</text:p>
        </text:list-item>
        <text:list-item>
          <text:p text:style-name="P26">Recognize the position and shape of power supplies and video cards.</text:p>
        </text:list-item>
        <text:list-item>
          <text:p text:style-name="P26">Be familiar with the parts of the motherboard.</text:p>
        </text:list-item>
        <text:list-item>
          <text:p text:style-name="P26">Make sure you can recognize the function of core components : RAM sticks, CPU, M.2 SSDs, and hard drives.</text:p>
        </text:list-item>
        <text:list-item>
          <text:p text:style-name="P26">Understand the function of expansion slots.</text:p>
          <text:p text:style-name="P31">What is a Computer?</text:p>
        </text:list-item>
        <text:list-item>
          <text:p text:style-name="P27">A computer gets work or play done.</text:p>
        </text:list-item>
        <text:list-item>
          <text:p text:style-name="P27">A computer will have a CPU, RAM, mass storage, and an operating system.</text:p>
        </text:list-item>
        <text:list-item>
          <text:p text:style-name="P27">Laptops, mobile devices, and the internet of things (IoT) devices are all computers.</text:p>
          <text:p text:style-name="P8">Section <text:span text:style-name="T4">4</text:span> Notes</text:p>
          <text:p text:style-name="P32">Chapter <text:span text:style-name="T4">3</text:span>: <text:span text:style-name="T4">CPU’s</text:span></text:p>
          <text:p text:style-name="P34">What is a CPU?</text:p>
        </text:list-item>
        <text:list-item>
          <text:p text:style-name="P36">Central processing units run programs.</text:p>
        </text:list-item>
        <text:list-item>
          <text:p text:style-name="P36">Every CPU has internal features to process commands.</text:p>
        </text:list-item>
        <text:list-item>
          <text:p text:style-name="P36">Every CPU runs code based on a specific machine language.</text:p>
        </text:list-item>
        <text:list-item>
          <text:p text:style-name="P36">CPU’s use pipelines to optimize the processing commands.</text:p>
          <text:p text:style-name="P51">C<text:span text:style-name="T5">PUs cores and Speeds</text:span></text:p>
        </text:list-item>
        <text:list-item>
          <text:p text:style-name="P35">CPUs have a clock spe<text:span text:style-name="T6">e</text:span>d, commonly measured in GHz (billions of cycles/sec)</text:p>
        </text:list-item>
        <text:list-item>
          <text:p text:style-name="P35">CPUs come in primarily two makes Intel and AMD</text:p>
        </text:list-item>
        <text:list-item>
          <text:p text:style-name="P35">CPUs take a system speed and multiply it to reach the Max CPU speed.</text:p>
        </text:list-item>
        <text:list-item>
          <text:p text:style-name="P35">Single CPUs often have multiple cores.</text:p>
          <text:p text:style-name="P16">Caching</text:p>
        </text:list-item>
        <text:list-item>
          <text:p text:style-name="P38">CPU caching works between RAM and the CPU</text:p>
        </text:list-item>
        <text:list-item>
          <text:p text:style-name="P38">Cache is built into the CPU</text:p>
        </text:list-item>
        <text:list-item>
          <text:p text:style-name="P38">It’s common to have three caches in a CPU: L1, L2, and L3</text:p>
        </text:list-item>
      </text:list>
      <text:p text:style-name="P4">CPU Sockets</text:p>
      <text:list xml:id="list2951979031" text:style-name="L3">
        <text:list-item>
          <text:p text:style-name="P37">CPU sockets are the mount where a CPU connects to the motherboard.</text:p>
        </text:list-item>
        <text:list-item>
          <text:p text:style-name="P37">CPUs micro-architectures </text:p>
        </text:list-item>
        <text:list-item>
          <text:p text:style-name="P37">Many different CPUs come from a single <text:span text:style-name="T7">micro-architecture.</text:span></text:p>
        </text:list-item>
        <text:list-item>
          <text:p text:style-name="P37">There are specific CPU socket packages covered on the A+.</text:p>
        </text:list-item>
      </text:list>
      <text:list xml:id="list4084247173" text:style-name="L4">
        <text:list-item>
          <text:p text:style-name="P39">LGA 1151 – Mainstream type socket. Lot of middle of the road CPU’s have this and some others as we go moving into the enthusiast side.</text:p>
        </text:list-item>
        <text:list-item>
          <text:p text:style-name="P40">LGA 2066 – Enthusiast world. Higher CPUs use this socket (I9’s etc)</text:p>
        </text:list-item>
        <text:list-item>
          <text:p text:style-name="P40">AM4 – Neck and neck with LGA 1151 in terms of mainstream and being slightly on the enthusiast side.</text:p>
        </text:list-item>
        <text:list-item>
          <text:p text:style-name="P41">TR4 – Used on enthusiast and high end work stations today.</text:p>
          <text:p text:style-name="P13">Installing a CPU</text:p>
        </text:list-item>
        <text:list-item>
          <text:p text:style-name="P42">Makre sure you have the right socket and speed CPU for your motherboard.</text:p>
        </text:list-item>
        <text:list-item>
          <text:p text:style-name="P42">Always use thermal paste between the CPU and the fan.</text:p>
        </text:list-item>
        <text:list-item>
          <text:p text:style-name="P42">Connect the fan to a power source.</text:p>
          <text:p text:style-name="P14"><text:soft-page-break/>L<text:span text:style-name="T8">iquid Cooling</text:span></text:p>
        </text:list-item>
        <text:list-item>
          <text:p text:style-name="P43">Third party fans are often more efficient than OEM fans.</text:p>
        </text:list-item>
        <text:list-item>
          <text:p text:style-name="P43">Liquid cooling uses a pump, a radiator and a cooling block with liquid to remove heat.</text:p>
        </text:list-item>
        <text:list-item>
          <text:p text:style-name="P43">Liquid cooling reduces fan noise.</text:p>
        </text:list-item>
      </text:list>
      <text:list xml:id="list10907467158805" text:continue-list="list4242849082" text:style-name="L2">
        <text:list-header>
          <text:p text:style-name="P7">Section <text:span text:style-name="T3">5</text:span> Notes</text:p>
          <text:p text:style-name="P33">Chapter <text:span text:style-name="T9">5</text:span>: <text:span text:style-name="T9">RAM</text:span></text:p>
          <text:p text:style-name="P17">R<text:span text:style-name="T10">am Technology</text:span></text:p>
        </text:list-header>
        <text:list-item>
          <text:p text:style-name="P44">Different motherboards support a specific RAM technology.</text:p>
        </text:list-item>
        <text:list-item>
          <text:p text:style-name="P44">The technologies on the comptia a+ are DDR, DDR2, DDR3 and DDR4.</text:p>
        </text:list-item>
        <text:list-item>
          <text:p text:style-name="P44">We measure RAM speeds using DDR or PC ratings.</text:p>
        </text:list-item>
        <text:list-item>
          <text:p text:style-name="P44">Multiply a DDR speed by eight to get the PC speed.</text:p>
          <text:p text:style-name="P18">Ram Capacity</text:p>
        </text:list-item>
        <text:list-item>
          <text:p text:style-name="P45">Every stick of RAM has a specific <text:span text:style-name="T11">capacity.</text:span></text:p>
        </text:list-item>
        <text:list-item>
          <text:p text:style-name="P45">RAM comes in single- and double-sided versions</text:p>
        </text:list-item>
        <text:list-item>
          <text:p text:style-name="P45">Motherboards offer multichannel memory</text:p>
        </text:list-item>
        <text:list-item>
          <text:p text:style-name="P45">RAM should be identical in the same channel.</text:p>
          <text:p text:style-name="P52"><text:span text:style-name="T13">Ram </text:span><text:span text:style-name="T14">Features</text:span></text:p>
        </text:list-item>
        <text:list-item>
          <text:p text:style-name="P46">SO-DiMM – For smaller form factors where long ram sticks wont fit.</text:p>
          <text:list>
            <text:list-item>
              <text:p text:style-name="P47">Just cause they are SO-DIMM everything else said about ram remains unchanged. Simply a smaller form of ram.</text:p>
            </text:list-item>
          </text:list>
        </text:list-item>
        <text:list-item>
          <text:p text:style-name="P48">SPD – Chip allows you to query <text:span text:style-name="T15">RAM</text:span></text:p>
          <text:list>
            <text:list-item>
              <text:p text:style-name="P49">CPU-Z has SPD settings that allow you to take advantage of this type of RAM.</text:p>
            </text:list-item>
          </text:list>
        </text:list-item>
        <text:list-item>
          <text:p text:style-name="P49">Parity and ECC RAM <text:span text:style-name="T16">c</text:span>ontain extra chips to check for RAM errors.</text:p>
        </text:list-item>
        <text:list-item>
          <text:p text:style-name="P49">ECC RAM is only for motherboards that support it.</text:p>
        </text:list-item>
        <text:list-item>
          <text:p text:style-name="P49">SO-DIMMS are for smaller spaces</text:p>
        </text:list-item>
        <text:list-item>
          <text:p text:style-name="P49">Almost all RAM has SPD chip that stores information about the RAM stick.</text:p>
        </text:list-item>
        <text:list-item>
          <text:p text:style-name="P49">Tools like CPU-Z read SPD informatio<text:span text:style-name="T17">n</text:span>.</text:p>
          <text:p text:style-name="P19"><text:span text:style-name="T12">I</text:span>nstalling RAM</text:p>
        </text:list-item>
        <text:list-item>
          <text:p text:style-name="P50">Use the motherboard book to make sure you’re installing the right RAM capacity and speed.</text:p>
        </text:list-item>
        <text:list-item>
          <text:p text:style-name="P50">Line up the notch and drop the RAM straight into the slot.</text:p>
        </text:list-item>
        <text:list-item>
          <text:p text:style-name="P50">Watch when the system boots to verify the system sees the installed RAM</text:p>
        </text:list-item>
        <text:list-item>
          <text:p text:style-name="P50">Make sure RAM is fully installed and channels are properly filled.</text:p>
        </text:list-item>
      </text:list>
      <text:p text:style-name="P9">Section <text:span text:style-name="T3">6</text:span> Notes</text:p>
      <text:list xml:id="list10907526695790" text:continue-numbering="true" text:style-name="L2">
        <text:list-header>
          <text:p text:style-name="P7"/>
          <text:p text:style-name="P7"><text:soft-page-break/>Section <text:span text:style-name="T3">7</text:span> Notes</text:p>
          <text:p text:style-name="P7">Section <text:span text:style-name="T3">8</text:span> Notes</text:p>
          <text:p text:style-name="P7">Section <text:span text:style-name="T3">9</text:span> Notes</text:p>
          <text:p text:style-name="P7">Section <text:span text:style-name="T3">10</text:span> Notes</text:p>
          <text:p text:style-name="P7">Section <text:span text:style-name="T3">11</text:span> Notes</text:p>
          <text:p text:style-name="P7">Section <text:span text:style-name="T3">12</text:span> Notes</text:p>
          <text:p text:style-name="P7">Section <text:span text:style-name="T3">13</text:span> Notes</text:p>
          <text:p text:style-name="P7">Section <text:span text:style-name="T3">14</text:span> Notes</text:p>
          <text:p text:style-name="P7">Section <text:span text:style-name="T3">15</text:span> Notes</text:p>
          <text:p text:style-name="P7">Section <text:span text:style-name="T3">16</text:span> Notes</text:p>
          <text:p text:style-name="P7">Section <text:span text:style-name="T3">17</text:span> Notes</text:p>
          <text:p text:style-name="P7">Section <text:span text:style-name="T3">18</text:span> Notes</text:p>
          <text:p text:style-name="P7">Section <text:span text:style-name="T3">19</text:span> Notes</text:p>
          <text:p text:style-name="P7">Section <text:span text:style-name="T3">20</text:span> Notes</text:p>
          <text:p text:style-name="P7">Section <text:span text:style-name="T2">21</text:span> Notes</text:p>
          <text:p text:style-name="P7">Section <text:span text:style-name="T2">22</text:span> Notes</text:p>
          <text:p text:style-name="P7">Section <text:span text:style-name="T2">23</text:span> Notes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6-24T01:09:05.715000000</dc:date>
    <meta:editing-duration>PT11H37M4S</meta:editing-duration>
    <meta:editing-cycles>36</meta:editing-cycles>
    <meta:generator>LibreOffice/6.4.4.2$Windows_X86_64 LibreOffice_project/3d775be2011f3886db32dfd395a6a6d1ca2630ff</meta:generator>
    <meta:document-statistic meta:table-count="0" meta:image-count="0" meta:object-count="0" meta:page-count="4" meta:paragraph-count="127" meta:word-count="980" meta:character-count="5114" meta:non-whitespace-character-count="4365"/>
  </office:meta>
</office:document-meta>
</file>